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Agent.getFallbackList( boolean reverseOr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serAgent.getFallback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serAgent.isMozill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Agent.UserAgent( String name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Agen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Agent.getInstance( String heade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1">
            <text:p text:style-name="Table_20_Contents">31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UserAgent.getInstanceForId( String id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">
            <text:p text:style-name="Table_20_Contents">4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UserAgent.isMs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